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2500000176838BC1452A6CFB5A.png" manifest:media-type="image/png"/>
  <manifest:file-entry manifest:full-path="Pictures/100000000000063600000150C3FB7EFFC6001A0E.png" manifest:media-type="image/png"/>
  <manifest:file-entry manifest:full-path="Pictures/10000000000006390000012CFE0CB0AAA5216FC1.png" manifest:media-type="image/png"/>
  <manifest:file-entry manifest:full-path="Pictures/10000000000006300000014B7CDF219B92AB1585.png" manifest:media-type="image/png"/>
  <manifest:file-entry manifest:full-path="Pictures/100000000000062D00000199BDA938F40B5FBE03.png" manifest:media-type="image/png"/>
  <manifest:file-entry manifest:full-path="Pictures/100000000000062300000117548AB09343C36F5D.png" manifest:media-type="image/png"/>
  <manifest:file-entry manifest:full-path="Pictures/100000000000061D0000017FCB8D107232D89916.png" manifest:media-type="image/png"/>
  <manifest:file-entry manifest:full-path="Pictures/100000000000062B00000147300BB4D4280F60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1" text:anchor-type="paragraph" svg:width="17cm" svg:height="4.397cm" draw:z-index="0"><draw:image xlink:href="Pictures/100000000000062D00000199BDA938F40B5FBE03.png" xlink:type="simple" xlink:show="embed" xlink:actuate="onLoad" loext:mime-type="image/png"/></draw:frame></text:p>
      <text:p text:style-name="Standard"><draw:frame draw:style-name="fr1" draw:name="Imagen2" text:anchor-type="paragraph" svg:width="17cm" svg:height="3.018cm" draw:z-index="1"><draw:image xlink:href="Pictures/100000000000062300000117548AB09343C36F5D.png" xlink:type="simple" xlink:show="embed" xlink:actuate="onLoad" loext:mime-type="image/png"/></draw:frame></text:p>
      <text:p text:style-name="Standard"><draw:frame draw:style-name="fr1" draw:name="Imagen3" text:anchor-type="paragraph" svg:width="17cm" svg:height="3.521cm" draw:z-index="2"><draw:image xlink:href="Pictures/100000000000062B00000147300BB4D4280F6034.png" xlink:type="simple" xlink:show="embed" xlink:actuate="onLoad" loext:mime-type="image/png"/></draw:frame></text:p>
      <text:p text:style-name="Standard"><draw:frame draw:style-name="fr1" draw:name="Imagen4" text:anchor-type="paragraph" svg:width="17cm" svg:height="4.161cm" draw:z-index="3"><draw:image xlink:href="Pictures/100000000000061D0000017FCB8D107232D89916.png" xlink:type="simple" xlink:show="embed" xlink:actuate="onLoad" loext:mime-type="image/png"/></draw:frame></text:p>
      <text:p text:style-name="Standard"><draw:frame draw:style-name="fr1" draw:name="Imagen5" text:anchor-type="paragraph" svg:width="17cm" svg:height="3.552cm" draw:z-index="4"><draw:image xlink:href="Pictures/10000000000006300000014B7CDF219B92AB1585.png" xlink:type="simple" xlink:show="embed" xlink:actuate="onLoad" loext:mime-type="image/png"/></draw:frame></text:p>
      <text:p text:style-name="Standard"><draw:frame draw:style-name="fr1" draw:name="Imagen6" text:anchor-type="paragraph" svg:width="17cm" svg:height="3.2cm" draw:z-index="5"><draw:image xlink:href="Pictures/10000000000006390000012CFE0CB0AAA5216FC1.png" xlink:type="simple" xlink:show="embed" xlink:actuate="onLoad" loext:mime-type="image/png"/></draw:frame></text:p>
      <text:p text:style-name="Standard"><draw:frame draw:style-name="fr1" draw:name="Imagen7" text:anchor-type="paragraph" svg:width="17cm" svg:height="3.591cm" draw:z-index="6"><draw:image xlink:href="Pictures/100000000000063600000150C3FB7EFFC6001A0E.png" xlink:type="simple" xlink:show="embed" xlink:actuate="onLoad" loext:mime-type="image/png"/></draw:frame><text:soft-page-break/></text:p>
      <text:p text:style-name="Standard"><draw:frame draw:style-name="fr1" draw:name="Imagen8" text:anchor-type="paragraph" svg:width="17cm" svg:height="4.041cm" draw:z-index="7"><draw:image xlink:href="Pictures/100000000000062500000176838BC1452A6CFB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0T12:00:31.152000000</meta:creation-date>
    <dc:date>2021-01-20T12:08:13.451000000</dc:date>
    <meta:editing-duration>PT7M46S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